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tos" svg:font-family="Aptos" style:font-family-generic="roman" style:font-pitch="variable"/>
    <style:font-face style:name="Aptos Display" svg:font-family="'Aptos Display'"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line-height="150%" fo:text-align="justify" style:justify-single-word="false"/>
    </style:style>
    <style:style style:name="P2" style:family="paragraph" style:parent-style-name="List_20_Paragraph" style:list-style-name="WWNum1">
      <style:paragraph-properties fo:line-height="150%" fo:text-align="justify" style:justify-single-word="false"/>
    </style:style>
    <style:style style:name="P3" style:family="paragraph" style:parent-style-name="List_20_Paragraph" style:list-style-name="WWNum1">
      <style:paragraph-properties fo:line-height="150%" fo:text-align="justify" style:justify-single-word="false"/>
      <style:text-properties officeooo:paragraph-rsid="0019f25a"/>
    </style:style>
    <style:style style:name="P4" style:family="paragraph" style:parent-style-name="List_20_Paragraph" style:list-style-name="WWNum1">
      <style:paragraph-properties fo:line-height="150%" fo:text-align="justify" style:justify-single-word="false"/>
      <style:text-properties officeooo:paragraph-rsid="001a8964"/>
    </style:style>
    <style:style style:name="P5" style:family="paragraph" style:parent-style-name="List_20_Paragraph" style:list-style-name="WWNum1">
      <style:paragraph-properties fo:line-height="150%" fo:text-align="justify" style:justify-single-word="false"/>
      <style:text-properties officeooo:rsid="00181cd7" officeooo:paragraph-rsid="00181cd7"/>
    </style:style>
    <style:style style:name="P6" style:family="paragraph" style:parent-style-name="List_20_Paragraph" style:list-style-name="WWNum1">
      <style:paragraph-properties fo:margin-left="0in" fo:margin-right="0in" fo:line-height="150%" fo:text-align="justify" style:justify-single-word="false" fo:text-indent="0in" style:auto-text-indent="false"/>
    </style:style>
    <style:style style:name="P7" style:family="paragraph" style:parent-style-name="List_20_Paragraph" style:list-style-name="WWNum1">
      <style:paragraph-properties fo:margin-left="0in" fo:margin-right="0in" fo:line-height="150%" fo:text-align="justify" style:justify-single-word="false" fo:text-indent="0in" style:auto-text-indent="false"/>
      <style:text-properties officeooo:paragraph-rsid="0019f25a"/>
    </style:style>
    <style:style style:name="P8" style:family="paragraph" style:parent-style-name="Standard">
      <style:paragraph-properties fo:line-height="150%" fo:text-align="justify" style:justify-single-word="false"/>
    </style:style>
    <style:style style:name="P9" style:family="paragraph" style:parent-style-name="Standard" style:master-page-name="Standard">
      <style:paragraph-properties fo:line-height="150%" fo:text-align="center" style:justify-single-word="false" style:page-number="auto"/>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fo:background-color="#ffff00"/>
    </style:style>
    <style:style style:name="T4" style:family="text">
      <style:text-properties style:font-name="Times New Roman" fo:font-size="12pt" officeooo:rsid="00181cd7" style:font-size-asian="12pt" style:font-name-complex="Times New Roman1" style:font-size-complex="12pt"/>
    </style:style>
    <style:style style:name="T5" style:family="text">
      <style:text-properties style:font-name="Times New Roman" fo:font-size="12pt" officeooo:rsid="0019f25a" style:font-size-asian="12pt" style:font-name-complex="Times New Roman1" style:font-size-complex="12pt"/>
    </style:style>
    <style:style style:name="T6" style:family="text">
      <style:text-properties style:font-name="Times New Roman" fo:font-size="12pt" officeooo:rsid="001a8964" style:font-size-asian="12pt" style:font-name-complex="Times New Roman1" style:font-size-complex="12pt"/>
    </style:style>
    <style:style style:name="T7" style:family="text">
      <style:text-properties style:font-name="Segoe UI Emoji" fo:font-size="12pt" style:font-name-asian="Segoe UI Emoji1" style:font-size-asian="12pt" style:font-name-complex="Segoe UI Emoji1" style:font-size-complex="12pt"/>
    </style:style>
    <style:style style:name="T8" style:family="text">
      <style:text-properties officeooo:rsid="001a89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A walk through the analysis of laminar-resolution fMRI dataset of the hippocampus @ 7T</text:span></text:p>
      <text:list xml:id="list4219160727" text:style-name="WWNum1">
        <text:list-item>
          <text:p text:style-name="P2"><text:span text:style-name="T2">Create a separate folder for structural and functional data based on BIDS format for each participant. Convert dicoms to .nii files. Depending on how the data were acquired, you can use ‘dcm2niix’ function. </text:span><text:span text:style-name="T4">Check dcm2nii_convert folder. Install MRIcroGL from the link below. </text:span><text:a xlink:type="simple" xlink:href="https://github.com/rordenlab/dcm2niix" text:style-name="Internet_20_link" text:visited-style-name="Visited_20_Internet_20_Link"><text:span text:style-name="T2">https://github.com/rordenlab/dcm2niix</text:span></text:a></text:p>
        </text:list-item>
      </text:list>
      <text:p text:style-name="P1"><text:span text:style-name="T2"/></text:p>
      <text:list xml:id="list60843548648712" text:continue-numbering="true" text:style-name="WWNum1">
        <text:list-item>
          <text:p text:style-name="P5"><text:span text:style-name="T2">Remove dummy scans and discard two corrupted slices from top and bottom. Check the folder ‘first_prep_step’.</text:span></text:p>
        </text:list-item>
        <text:list-item>
          <text:p text:style-name="P2"><text:span text:style-name="T4">Do complete preprocessing of partial coverage data including distortion/motion and coregistration using boundary-based approach.</text:span><text:span text:style-name="T2"> </text:span><text:span text:style-name="T4">This custom pipeline, calls several function from ANTS and FSL. Check the folder ‘Full_preprep_pipeline’.</text:span><text:span text:style-name="T2"> Note that this pipeline is still in development and may be prone to imperfections in the final aligned fMRI data. ALWAYS, double-check your alignments both in the anatomical space and in functional space. You need to have a very good alignment for laminar fMRI. Occasionally, manual adjustment may be needed. In such case, use FSLeyes-&gt; tools-&gt; Nudge or ‘nudge’ function from afni viewer and play around with the slider buttons to reach the desired alignment. </text:span></text:p>
        </text:list-item>
        <text:list-item>
          <text:p text:style-name="P2"><text:span text:style-name="T2">Segment Hippocampus </text:span><text:span text:style-name="T4">and other MTL structures </text:span><text:span text:style-name="T2">into subregions using Hippunfold </text:span><text:span text:style-name="T4">and ASHS. For layering, we will provide bias-field corrected and denoised short </text:span><text:span text:style-name="T2">inversion recovery image (INV1) </text:span><text:span text:style-name="T4">of MP2RAGE sequence and treat it as a T2-like contrast in Hippunfold</text:span><text:span text:style-name="T2">. </text:span><text:span text:style-name="T5">Requires ‘preSurfer’ package and BM4D denoising added to MATLAB pathCheck folder ‘MTL_seg’. </text:span></text:p>
          <text:p text:style-name="P2"><text:a xlink:type="simple" xlink:href="https://github.com/srikash/presurfer" text:style-name="Internet_20_link" text:visited-style-name="Visited_20_Internet_20_Link"><text:span text:style-name="T5">https://github.com/srikash/presurfer</text:span></text:a></text:p>
          <text:p text:style-name="P4"><text:a xlink:type="simple" xlink:href="https://github.com/fluese/reconstructionPipeline" text:style-name="Internet_20_link" text:visited-style-name="Visited_20_Internet_20_Link"><text:span text:style-name="T5">https://github.com/fluese/reconstructionPipeline</text:span></text:a></text:p>
          <text:p text:style-name="P2"><text:span text:style-name="T5"/></text:p>
        </text:list-item>
        <text:list-item>
          <text:p text:style-name="P3"><text:span text:style-name="T5">For denoising of fMRI data, we will use ICA-based ‘acompcor’ approach to remove non-BOLD signal in cropped CSF and WM masks. You need to have SPM and fmri_compcor.m added to MATLAB path. Link to get the above code: </text:span><text:a xlink:type="simple" xlink:href="https://github.com/dmascali/fmri_denoising" text:style-name="Internet_20_link" text:visited-style-name="Visited_20_Internet_20_Link"><text:span text:style-name="T5">https://github.com/dmascali/fmri_denoising</text:span></text:a></text:p>
          <text:p text:style-name="P3"><text:span text:style-name="T5"/></text:p>
          <text:p text:style-name="P7"/>
          <text:p text:style-name="P3"><text:soft-page-break/><text:span text:style-name="T5">Then, use afni 3dTproject to regress out motion and CSF/WM components. For details, check the scripts in foder ‘denoising’.</text:span><text:span text:style-name="T2"> </text:span></text:p>
        </text:list-item>
        <text:list-item>
          <text:p text:style-name="P2"><text:span text:style-name="T6">Hippocampal layerification is done by </text:span><text:span text:style-name="T2">generating 20 bins between the inner and outer surface of the hippocampus </text:span><text:span text:style-name="T6">(Hippunfold outputs)</text:span><text:span text:style-name="T2"> and additionally extend</text:span><text:span text:style-name="T6">ing</text:span><text:span text:style-name="T2"> the sampling by another 10 bins from the inner surface to include SRLM. Check ‘Layering_Automatization.</text:span><text:span text:style-name="T6">m</text:span><text:span text:style-name="T2">’ </text:span><text:span text:style-name="T6">in ‘Layering’ folder. </text:span><text:span text:style-name="T2"><text:s/></text:span></text:p>
          <text:p text:style-name="P6"/>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tos" svg:font-family="Aptos" style:font-family-generic="roman" style:font-pitch="variable"/>
    <style:font-face style:name="Aptos Display" svg:font-family="'Aptos Display'"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ptos" fo:font-size="11pt" fo:language="en" fo:country="US" style:letter-kerning="true" style:font-name-asian="Aptos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ptos" fo:font-size="11pt" fo:language="en" fo:country="US" style:letter-kerning="true" style:font-name-asian="Aptos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5in" fo:margin-bottom="0.0555in" loext:contextual-spacing="false" fo:keep-together="always" fo:keep-with-next="always"/>
      <style:text-properties fo:color="#0f4761" style:font-name="Aptos Display" fo:font-family="'Aptos Display'" style:font-family-generic="roman" style:font-pitch="variable" fo:font-size="20pt" style:font-name-asian="F"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loext:contextual-spacing="false" fo:keep-together="always" fo:keep-with-next="always"/>
      <style:text-properties fo:color="#0f4761" style:font-name="Aptos Display" fo:font-family="'Aptos Display'"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loext:contextual-spacing="false" fo:keep-together="always" fo:keep-with-next="always"/>
      <style:text-properties fo:color="#0f4761" fo:font-size="14pt" style:font-name-asian="F"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loext:contextual-spacing="false" fo:keep-together="always" fo:keep-with-next="always"/>
      <style:text-properties fo:color="#0f4761"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loext:contextual-spacing="false" fo:keep-together="always" fo:keep-with-next="always"/>
      <style:text-properties fo:color="#0f4761" style:font-name-asian="F"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595959"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595959" style:font-name-asian="F"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fo:keep-together="always" fo:keep-with-next="always"/>
      <style:text-properties fo:color="#272727"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keep-together="always" fo:keep-with-next="always"/>
      <style:text-properties fo:color="#272727" style:font-name-asian="F"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loext: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fo:font-size="14pt" fo:letter-spacing="0.0102in" style:font-name-asian="F"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family="'Aptos Display'" style:font-family-generic="roman" style:font-pitch="variable" fo:font-size="20pt" style:font-name-asian="F"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_20_Char" style:display-name="Heading 2 Char" style:family="text" style:parent-style-name="Default_20_Paragraph_20_Font">
      <style:text-properties fo:color="#0f4761" style:font-name="Aptos Display" fo:font-family="'Aptos Display'"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fo:color="#0f4761" fo:font-size="14pt" style:font-name-asian="F"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_20_Char" style:display-name="Heading 4 Char" style:family="text" style:parent-style-name="Default_20_Paragraph_20_Font">
      <style:text-properties fo:color="#0f4761"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f4761" style:font-name-asian="F"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Times New Roman1" style:font-family-complex="'Times New Roman'"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102in" style:font-name-asian="F"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35in" fo:font-weight="bold" style:font-weight-asian="bold" style:font-weight-complex="bold"/>
    </style:style>
    <style:style style:name="Internet_20_link" style:display-name="Internet link" style:family="text" style:parent-style-name="Default_20_Paragraph_20_Font">
      <style:text-properties fo:color="#467886"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hmadi, Khazar</meta:initial-creator>
    <meta:editing-cycles>22</meta:editing-cycles>
    <meta:creation-date>2024-05-22T09:19:00</meta:creation-date>
    <dc:date>2024-09-15T06:08:41.821836785</dc:date>
    <meta:editing-duration>PT8H33M51S</meta:editing-duration>
    <meta:generator>LibreOffice/6.4.7.2$Linux_X86_64 LibreOffice_project/40$Build-2</meta:generator>
    <meta:document-statistic meta:table-count="0" meta:image-count="0" meta:object-count="0" meta:page-count="2" meta:paragraph-count="10" meta:word-count="332" meta:character-count="2319" meta:non-whitespace-character-count="19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